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0.852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dle_0" table:style-name="ta1">
        <table:shapes>
          <draw:frame draw:z-index="0" draw:style-name="gr1" draw:text-style-name="P1" svg:width="15.999cm" svg:height="8.999cm" svg:x="11.681cm" svg:y="0.445cm">
            <draw:object draw:notify-on-update-of-ranges="Idle_0.A1:Idle_0.A1 Idle_0.A2:Idle_0.A1000 Idle_0.B1:Idle_0.B1 Idle_0.B2:Idle_0.B1000 Idle_0.A1:Idle_0.A1 Idle_0.A2:Idle_0.A1000 Idle_0.C1:Idle_0.C1 Idle_0.C2:Idle_0.C1000 Idle_0.A1:Idle_0.A1 Idle_0.A2:Idle_0.A1000 Idle_0.D1:Idle_0.D1 Idle_0.D2:Idle_0.D1000 Idle_0.A1:Idle_0.A1 Idle_0.A2:Idle_0.A1000 Idle_0.E1:Idle_0.E1 Idle_0.E2:Idle_0.E1000 Idle_0.A1:Idle_0.A1 Idle_0.A2:Idle_0.A1000 Idle_0.F1:Idle_0.F1 Idle_0.F2:Idle_0.F1000 Idle_0.A1:Idle_0.A1 Idle_0.A2:Idle_0.A1000 Idle_0.G1:Idle_0.G1 Idle_0.G2:Idle_0.G1000 Idle_0.A1:Idle_0.A1 Idle_0.A2:Idle_0.A1000 Idle_0.H1:Idle_0.H1 Idle_0.H2:Idle_0.H1000 Idle_0.A1:Idle_0.A1 Idle_0.A2:Idle_0.A1000 Idle_0.I1:Idle_0.I1 Idle_0.I2:Idle_0.I1000 Idle_0.A1:Idle_0.A1 Idle_0.A2:Idle_0.A1000 Idle_0.J1:Idle_0.J1 Idle_0.J2:Idle_0.J1000 Idle_0.A1:Idle_0.A1 Idle_0.A2:Idle_0.A1000 Idle_0.K1:Idle_0.K1 Idle_0.K2:Idle_0.K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R0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9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9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9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9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9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9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9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9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9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9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9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9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9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9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9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9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9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9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9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9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9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9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9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9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9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9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9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9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9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9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9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9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9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1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1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1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1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1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1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1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1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1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1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1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1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1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1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1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1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1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1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1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1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1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1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1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1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1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1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1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1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1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1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1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1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5" calcext:value-type="float">
            <text:p>65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27T18:47:45.793925890</dc:date>
    <meta:editing-duration>PT3H51M24S</meta:editing-duration>
    <meta:editing-cycles>1</meta:editing-cycles>
    <meta:document-statistic meta:table-count="1" meta:cell-count="10999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65cm" svg:y="0.316cm" chart:style-name="ch2">
          <text:p>Idle (no hay toque)</text:p>
        </chart:title>
        <chart:legend chart:legend-position="end" svg:x="12.963cm" svg:y="1.96cm" style:legend-expansion="high" chart:style-name="ch3"/>
        <chart:plot-area chart:style-name="ch4" table:cell-range-address="Idle_0.A1:Idle_0.K1000" chart:data-source-has-labels="row" svg:x="1.331cm" svg:y="1.275cm" svg:width="11.312cm" svg:height="6.564cm">
          <chart:coordinate-region svg:x="2.243cm" svg:y="1.474cm" svg:width="10.028cm" svg:height="5.718cm"/>
          <chart:axis chart:dimension="x" chart:name="primary-x" chart:style-name="ch5">
            <chart:title svg:x="6.268cm" svg:y="8.019cm" chart:style-name="ch6">
              <text:p>Muestras</text:p>
            </chart:title>
          </chart:axis>
          <chart:axis chart:dimension="y" chart:name="primary-y" chart:style-name="ch7">
            <chart:title svg:x="0.451cm" svg:y="6.175cm" chart:style-name="ch8">
              <text:p>Valor de capacitancia</text:p>
            </chart:title>
            <chart:grid chart:style-name="ch9" chart:class="major"/>
          </chart:axis>
          <chart:series chart:style-name="ch10" chart:values-cell-range-address="Idle_0.B2:Idle_0.B1000" chart:label-cell-address="Idle_0.B1:Idle_0.B1" chart:class="chart:scatter">
            <chart:domain table:cell-range-address="Idle_0.A2:Idle_0.A1000"/>
            <chart:data-point chart:repeated="999"/>
          </chart:series>
          <chart:series chart:style-name="ch11" chart:values-cell-range-address="Idle_0.C2:Idle_0.C1000" chart:label-cell-address="Idle_0.C1:Idle_0.C1" chart:class="chart:scatter">
            <chart:data-point chart:repeated="999"/>
          </chart:series>
          <chart:series chart:style-name="ch12" chart:values-cell-range-address="Idle_0.D2:Idle_0.D1000" chart:label-cell-address="Idle_0.D1:Idle_0.D1" chart:class="chart:scatter">
            <chart:data-point chart:repeated="999"/>
          </chart:series>
          <chart:series chart:style-name="ch13" chart:values-cell-range-address="Idle_0.E2:Idle_0.E1000" chart:label-cell-address="Idle_0.E1:Idle_0.E1" chart:class="chart:scatter">
            <chart:data-point chart:repeated="999"/>
          </chart:series>
          <chart:series chart:style-name="ch14" chart:values-cell-range-address="Idle_0.F2:Idle_0.F1000" chart:label-cell-address="Idle_0.F1:Idle_0.F1" chart:class="chart:scatter">
            <chart:data-point chart:repeated="999"/>
          </chart:series>
          <chart:series chart:style-name="ch15" chart:values-cell-range-address="Idle_0.G2:Idle_0.G1000" chart:label-cell-address="Idle_0.G1:Idle_0.G1" chart:class="chart:scatter">
            <chart:data-point chart:repeated="999"/>
          </chart:series>
          <chart:series chart:style-name="ch16" chart:values-cell-range-address="Idle_0.H2:Idle_0.H1000" chart:label-cell-address="Idle_0.H1:Idle_0.H1" chart:class="chart:scatter">
            <chart:data-point chart:repeated="999"/>
          </chart:series>
          <chart:series chart:style-name="ch17" chart:values-cell-range-address="Idle_0.I2:Idle_0.I1000" chart:label-cell-address="Idle_0.I1:Idle_0.I1" chart:class="chart:scatter">
            <chart:data-point chart:repeated="999"/>
          </chart:series>
          <chart:series chart:style-name="ch18" chart:values-cell-range-address="Idle_0.J2:Idle_0.J1000" chart:label-cell-address="Idle_0.J1:Idle_0.J1" chart:class="chart:scatter">
            <chart:data-point chart:repeated="999"/>
          </chart:series>
          <chart:series chart:style-name="ch19" chart:values-cell-range-address="Idle_0.K2:Idle_0.K1000" chart:label-cell-address="Idle_0.K1:Idle_0.K1" chart:class="chart:scatter">
            <chart:data-point chart:repeated="99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 R1</text:p>
                <draw:g>
                  <svg:desc>Idle_0.B1:Idle_0.B1</svg:desc>
                </draw:g>
              </table:table-cell>
              <table:table-cell office:value-type="string">
                <text:p>R2</text:p>
                <draw:g>
                  <svg:desc>Idle_0.C1:Idle_0.C1</svg:desc>
                </draw:g>
              </table:table-cell>
              <table:table-cell office:value-type="string">
                <text:p>R3</text:p>
                <draw:g>
                  <svg:desc>Idle_0.D1:Idle_0.D1</svg:desc>
                </draw:g>
              </table:table-cell>
              <table:table-cell office:value-type="string">
                <text:p>R4</text:p>
                <draw:g>
                  <svg:desc>Idle_0.E1:Idle_0.E1</svg:desc>
                </draw:g>
              </table:table-cell>
              <table:table-cell office:value-type="string">
                <text:p>R5</text:p>
                <draw:g>
                  <svg:desc>Idle_0.F1:Idle_0.F1</svg:desc>
                </draw:g>
              </table:table-cell>
              <table:table-cell office:value-type="string">
                <text:p>R6</text:p>
                <draw:g>
                  <svg:desc>Idle_0.G1:Idle_0.G1</svg:desc>
                </draw:g>
              </table:table-cell>
              <table:table-cell office:value-type="string">
                <text:p>R7</text:p>
                <draw:g>
                  <svg:desc>Idle_0.H1:Idle_0.H1</svg:desc>
                </draw:g>
              </table:table-cell>
              <table:table-cell office:value-type="string">
                <text:p>R8</text:p>
                <draw:g>
                  <svg:desc>Idle_0.I1:Idle_0.I1</svg:desc>
                </draw:g>
              </table:table-cell>
              <table:table-cell office:value-type="string">
                <text:p>R9</text:p>
                <draw:g>
                  <svg:desc>Idle_0.J1:Idle_0.J1</svg:desc>
                </draw:g>
              </table:table-cell>
              <table:table-cell office:value-type="string">
                <text:p/>
                <draw:g>
                  <svg:desc>Idle_0.K1:Idle_0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Idle_0.A2:Idle_0.A1000</svg:desc>
                </draw:g>
              </table:table-cell>
              <table:table-cell office:value-type="float" office:value="NaN">
                <text:p>NaN</text:p>
                <draw:g>
                  <svg:desc>Idle_0.B2:Idle_0.B1000</svg:desc>
                </draw:g>
              </table:table-cell>
              <table:table-cell office:value-type="float" office:value="64">
                <text:p>64</text:p>
                <draw:g>
                  <svg:desc>Idle_0.C2:Idle_0.C1000</svg:desc>
                </draw:g>
              </table:table-cell>
              <table:table-cell office:value-type="float" office:value="64">
                <text:p>64</text:p>
                <draw:g>
                  <svg:desc>Idle_0.D2:Idle_0.D1000</svg:desc>
                </draw:g>
              </table:table-cell>
              <table:table-cell office:value-type="float" office:value="64">
                <text:p>64</text:p>
                <draw:g>
                  <svg:desc>Idle_0.E2:Idle_0.E1000</svg:desc>
                </draw:g>
              </table:table-cell>
              <table:table-cell office:value-type="float" office:value="64">
                <text:p>64</text:p>
                <draw:g>
                  <svg:desc>Idle_0.F2:Idle_0.F1000</svg:desc>
                </draw:g>
              </table:table-cell>
              <table:table-cell office:value-type="float" office:value="64">
                <text:p>64</text:p>
                <draw:g>
                  <svg:desc>Idle_0.G2:Idle_0.G1000</svg:desc>
                </draw:g>
              </table:table-cell>
              <table:table-cell office:value-type="float" office:value="64">
                <text:p>64</text:p>
                <draw:g>
                  <svg:desc>Idle_0.H2:Idle_0.H1000</svg:desc>
                </draw:g>
              </table:table-cell>
              <table:table-cell office:value-type="float" office:value="64">
                <text:p>64</text:p>
                <draw:g>
                  <svg:desc>Idle_0.I2:Idle_0.I1000</svg:desc>
                </draw:g>
              </table:table-cell>
              <table:table-cell office:value-type="float" office:value="64">
                <text:p>64</text:p>
                <draw:g>
                  <svg:desc>Idle_0.J2:Idle_0.J1000</svg:desc>
                </draw:g>
              </table:table-cell>
              <table:table-cell office:value-type="float" office:value="64">
                <text:p>64</text:p>
                <draw:g>
                  <svg:desc>Idle_0.K2:Idle_0.K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